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/>
          <table:table-cell table:style-name="ce62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table:number-columns-repeated="9"/>
          <table:table-cell table:style-name="ce63" office:value-type="date" office:date-value="2020-11-30" calcext:value-type="date">
            <text:p>30 nov.</text:p>
          </table:table-cell>
          <table:table-cell table:style-name="ce63" table:number-columns-repeated="17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style-name="ce9" office:value-type="string" calcext:value-type="string">
            <text:p>distance</text:p>
          </table:table-cell>
          <table:table-cell table:style-name="ce9" table:number-columns-repeated="17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37" table:default-cell-style-name="ce70"/>
        <table:table-column table:style-name="co4" table:number-columns-repeated="5" table:default-cell-style-name="ce70"/>
        <table:table-column table:style-name="co4" table:number-columns-repeated="97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bdd</text:p>
          </table:table-cell>
          <table:covered-table-cell table:number-columns-repeated="3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5" office:value-type="string" calcext:value-type="string">
            <text:p>Évaluation graphe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85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62"/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3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number-columns-repeated="17"/>
          <table:table-cell table:style-name="ce76" table:number-columns-repeated="40"/>
          <table:table-cell table:style-name="ce79" table:number-columns-repeated="93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8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6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4"/>
          <table:table-cell table:number-columns-repeated="98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39"/>
          <table:table-cell table:number-columns-repeated="98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8:16:32.5150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10T18:20:14.299942561</dc:date>
    <meta:editing-duration>P101DT23H16M37S</meta:editing-duration>
    <meta:editing-cycles>681</meta:editing-cycles>
    <meta:generator>LibreOffice/6.1.5.2$Linux_X86_64 LibreOffice_project/10$Build-2</meta:generator>
    <meta:document-statistic meta:table-count="3" meta:cell-count="721" meta:object-count="0"/>
  </office:meta>
</office:document-meta>
</file>